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tal Diagram</text:p>
      <text:p text:style-name="Standard"/>
      <text:p text:style-name="Standard"/>
      <text:p text:style-name="Standard">Petal 1</text:p>
      <text:p text:style-name="Standard"><text:s text:c="5"/>My favorite knowledge of field to work interest:</text:p>
      <text:p text:style-name="Standard"><text:tab/>1. Music</text:p>
      <text:p text:style-name="Standard"><text:tab/>2. Photography</text:p>
      <text:p text:style-name="Standard"><text:tab/>3. Art</text:p>
      <text:p text:style-name="Standard"><text:tab/>4. Technology</text:p>
      <text:p text:style-name="Standard"><text:tab/>5. Language</text:p>
      <text:p text:style-name="Standard"><text:s text:c="5"/>Favorite Mediums</text:p>
      <text:p text:style-name="Standard"><text:tab/>1. Music</text:p>
      <text:p text:style-name="Standard"><text:tab/>2. Ableton Live</text:p>
      <text:p text:style-name="Standard"><text:tab/>3. Photoshop</text:p>
      <text:p text:style-name="Standard"><text:tab/>4. Adjoining technology and music</text:p>
      <text:p text:style-name="Standard"><text:tab/>5. </text:p>
      <text:p text:style-name="Standard"/>
      <text:p text:style-name="Standard">Petal 2</text:p>
      <text:p text:style-name="Standard"><text:s text:c="5"/>My preferred kinds of people to work with:</text:p>
      <text:p text:style-name="Standard"><text:tab/>1. Creative people</text:p>
      <text:p text:style-name="Standard"><text:tab/>2. Open-minded</text:p>
      <text:p text:style-name="Standard"><text:tab/>3. Non-traditional thinkers</text:p>
      <text:p text:style-name="Standard"><text:tab/>4. People that love working as a team </text:p>
      <text:p text:style-name="Standard"><text:tab/>5 <text:s/>Honest and sincere people are always welcome by me</text:p>
      <text:p text:style-name="Standard">Petal 3</text:p>
      <text:p text:style-name="Standard"><text:s text:c="5"/>What can I do and what do I love to do:</text:p>
      <text:p text:style-name="Standard"><text:tab/>1. <text:s/>I can work as a team</text:p>
      <text:p text:style-name="Standard"><text:tab/>2. <text:s/>I love to use my knowledge to create</text:p>
      <text:p text:style-name="Standard"><text:tab/>3. <text:s/>I love learning new things</text:p>
      <text:p text:style-name="Standard"><text:tab/>5. <text:s/>I can organize people as a team</text:p>
      <text:p text:style-name="Standard"><text:tab/>6. <text:s/>I can plan and organize projects</text:p>
      <text:p text:style-name="Standard"><text:tab/>7. <text:s/>I can write music (would love that to be transferable skill)</text:p>
      <text:p text:style-name="Standard"><text:tab/>8. <text:s/>I love finding the place where creativity and technology meet</text:p>
      <text:p text:style-name="Standard"/>
      <text:p text:style-name="Standard"><text:s text:c="2"/>My Favorite Traits:</text:p>
      <text:list xml:id="list6893435793940930267" text:style-name="L1">
        <text:list-item>
          <text:list>
            <text:list-item>
              <text:list>
                <text:list-item>
                  <text:p text:style-name="P1">Creative</text:p>
                </text:list-item>
                <text:list-item>
                  <text:p text:style-name="P1">I have endless energy when I am inspired</text:p>
                </text:list-item>
                <text:list-item>
                  <text:p text:style-name="P1">Always hungry for more knowledge</text:p>
                </text:list-item>
                <text:list-item>
                  <text:p text:style-name="P1">Open-minded</text:p>
                </text:list-item>
              </text:list>
            </text:list-item>
          </text:list>
        </text:list-item>
      </text:list>
      <text:p text:style-name="Standard"><text:s text:c="18"/>5. <text:s text:c="2"/>Work well with many kinds of people</text:p>
      <text:p text:style-name="Standard">Petal 4</text:p>
      <text:p text:style-name="Standard">My Favorite Working Conditions:</text:p>
      <text:p text:style-name="Standard"><text:tab/> <text:s text:c="5"/>1. <text:s/>Non- corporate</text:p>
      <text:p text:style-name="Standard"><text:tab/> <text:s text:c="5"/>2. <text:s/>Creative</text:p>
      <text:p text:style-name="Standard"><text:s text:c="18"/>3. <text:s/>Team-oriented</text:p>
      <text:p text:style-name="Standard"><text:tab/> <text:s text:c="5"/>4. <text:s/>Great work-life balance</text:p>
      <text:p text:style-name="Standard"><text:tab/> <text:s text:c="5"/>5. <text:s/>Calming environment</text:p>
      <text:p text:style-name="Standard">Petal 5</text:p>
      <text:p text:style-name="Standard"><text:s text:c="5"/>My Preferred Salary Range: <text:s/>I would like something in the 80k range to start</text:p>
      <text:p text:style-name="Standard"><text:soft-page-break/><text:s text:c="10"/>Level of Responsibility: <text:s text:c="2"/>I would not want to be the boss of everyone, but I have no problem taking the lead on a project. </text:p>
      <text:p text:style-name="Standard"><text:s text:c="10"/>Other Responsibility I'd Like: <text:s/>Any creative responsibility would be great. </text:p>
      <text:p text:style-name="Standard"><text:s text:c="5"/></text:p>
      <text:p text:style-name="Standard">Petal 6</text:p>
      <text:p text:style-name="Standard"><text:s text:c="5"/>My preferred places to live:</text:p>
      <text:p text:style-name="Standard"><text:tab/>1. <text:s text:c="2"/>NYC (I've moved around enough!)</text:p>
      <text:p text:style-name="Standard">Petal 7</text:p>
      <text:p text:style-name="Standard"><text:s text:c="5"/>My goal, purpose, mission in life is:</text:p>
      <text:p text:style-name="Standard">To bring joy to others through my creativity (and to build my financial stability in the process)</text:p>
      <text:p text:style-name="Standard"/>
      <text:p text:style-name="Standard"/>
      <text:p text:style-name="Standard"><text:s text:c="5"/></text:p>
      <text:p text:style-name="Standard"><text:s text:c="5"/></text:p>
      <text:p text:style-name="Standard"><text:tab/> <text:s text:c="5"/></text:p>
      <text:p text:style-name="Standard"><text:s text:c="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6-06-21T12:34:27</meta:creation-date>
    <dc:date>2016-06-24T15:25:39</dc:date>
    <dc:creator>user </dc:creator>
    <meta:editing-duration>PT1H4M14S</meta:editing-duration>
    <meta:editing-cycles>6</meta:editing-cycles>
    <meta:generator>OpenOffice/4.0.1$Unix OpenOffice.org_project/401m5$Build-9714</meta:generator>
    <meta:document-statistic meta:table-count="0" meta:image-count="0" meta:object-count="0" meta:page-count="2" meta:paragraph-count="58" meta:word-count="285" meta:character-count="1710"/>
  </office:meta>
</office:document-meta>
</file>